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rgatoryElement.getCach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rgatoryElement.ge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rgatoryElement.setSpoolable( boolean spoo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rgatoryElement.isSpoo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rgatoryElement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rgatoryElement.ge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rgatoryElement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rgatoryElement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rgatoryElement.PurgatoryElement( ICacheElement cach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